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0145bd" officeooo:paragraph-rsid="000145bd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officeooo:rsid="000145bd" officeooo:paragraph-rsid="000145bd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8pt" officeooo:rsid="000145bd" officeooo:paragraph-rsid="0001abb1" style:font-size-asian="15.75pt" style:font-size-complex="18pt"/>
    </style:style>
    <style:style style:name="T1" style:family="text">
      <style:text-properties officeooo:rsid="0001a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uda:</text:p>
      <text:p text:style-name="P1"><text:tab/>1. Por onde começar</text:p>
      <text:p text:style-name="P1"><text:tab/>2. Livros</text:p>
      <text:p text:style-name="P1"><text:tab/>3. Usuários</text:p>
      <text:p text:style-name="P1"><text:tab/>4. Administrador</text:p>
      <text:p text:style-name="P1"/>
      <text:p text:style-name="P2">1. <text:s/>O Library System é um Software desenvolvido com o intuito de melhorar os serviços de uma biblioteca. Ele Gerencia os dados da mesma, salvando-os num banco de dados que pode ser acessado a qualquer momento pelo programa.</text:p>
      <text:p text:style-name="P2"><text:s/><text:tab/>Para começar a utilizar o sistema, basta efetuar o Login, logo, terá o acesso à tela principal.</text:p>
      <text:p text:style-name="P3">2.<text:tab/>Os livros são a parte mais importante da biblioteca, logo estão acessíveis no botão “Livros”. Ao acessar esse campo, será possível efetuar a busca por livros e o gerenciamento deles.</text:p>
      <text:p text:style-name="P3"><text:span text:style-name="T1">3.<text:tab/>Para que uma biblioteca funcione é necessário ter alguém que a frequente. Todos os que frequentam a biblioteca e alugam livros <text:s/>devem ser registrados como usuários da mesma. Basta clicar no botão de Usuário para ter acesso às opções inerentes a eles.</text:span></text:p>
      <text:p text:style-name="P3"><text:span text:style-name="T1">4.<text:tab/>As pessoas que trabalham da biblioteca são os administradores dela, logo devem ter acesso à conta de administrador. A partir dela, será possível usar o Library System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17T21:54:49.063000000</dc:date>
    <meta:editing-duration>PT33M58S</meta:editing-duration>
    <meta:editing-cycles>1</meta:editing-cycles>
    <meta:document-statistic meta:table-count="0" meta:image-count="0" meta:object-count="0" meta:page-count="1" meta:paragraph-count="10" meta:word-count="168" meta:character-count="995" meta:non-whitespace-character-count="827"/>
  </office:meta>
</office:document-meta>
</file>